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Apple Symbols'"/>
  </office:font-face-decls>
  <office:automatic-styles>
    <style:style style:name="P1" style:family="paragraph" style:parent-style-name="Standard">
      <style:text-properties officeooo:rsid="00157c00" officeooo:paragraph-rsid="00157c00"/>
    </style:style>
    <style:style style:name="P2" style:family="paragraph" style:parent-style-name="Standard">
      <style:text-properties officeooo:rsid="0018cd4a" officeooo:paragraph-rsid="0018cd4a"/>
    </style:style>
    <style:style style:name="P3" style:family="paragraph" style:parent-style-name="Standard">
      <style:text-properties officeooo:rsid="001a9aa4" officeooo:paragraph-rsid="001a9aa4"/>
    </style:style>
    <style:style style:name="P4" style:family="paragraph" style:parent-style-name="Standard">
      <style:text-properties officeooo:rsid="001a9aa4" officeooo:paragraph-rsid="001a9aa4"/>
    </style:style>
    <style:style style:name="P5" style:family="paragraph" style:parent-style-name="Standard">
      <style:text-properties officeooo:rsid="001d4523" officeooo:paragraph-rsid="001d4523"/>
    </style:style>
    <style:style style:name="P6" style:family="paragraph" style:parent-style-name="Standard">
      <style:text-properties officeooo:rsid="001e22b1" officeooo:paragraph-rsid="001e22b1"/>
    </style:style>
    <style:style style:name="P7" style:family="paragraph" style:parent-style-name="Standard">
      <style:text-properties officeooo:rsid="001fd324" officeooo:paragraph-rsid="001fd324"/>
    </style:style>
    <style:style style:name="P8" style:family="paragraph" style:parent-style-name="Standard">
      <style:text-properties officeooo:rsid="0021b537" officeooo:paragraph-rsid="0021b537"/>
    </style:style>
    <style:style style:name="P9" style:family="paragraph" style:parent-style-name="Standard">
      <style:text-properties officeooo:rsid="0024a49f" officeooo:paragraph-rsid="0024a49f"/>
    </style:style>
    <style:style style:name="P10" style:family="paragraph" style:parent-style-name="Standard">
      <style:text-properties officeooo:rsid="00260c3d" officeooo:paragraph-rsid="00260c3d"/>
    </style:style>
    <style:style style:name="P11" style:family="paragraph" style:parent-style-name="Standard">
      <style:text-properties officeooo:rsid="0027b97d" officeooo:paragraph-rsid="00296f50"/>
    </style:style>
    <style:style style:name="P12" style:family="paragraph" style:parent-style-name="Standard">
      <style:text-properties officeooo:rsid="002b6a46" officeooo:paragraph-rsid="002b6a46"/>
    </style:style>
    <style:style style:name="P13" style:family="paragraph" style:parent-style-name="Standard">
      <style:text-properties officeooo:paragraph-rsid="002b6a46"/>
    </style:style>
    <style:style style:name="P14" style:family="paragraph" style:parent-style-name="Standard">
      <style:text-properties officeooo:rsid="002c70ba" officeooo:paragraph-rsid="002c70ba"/>
    </style:style>
    <style:style style:name="P15" style:family="paragraph" style:parent-style-name="Standard">
      <style:text-properties fo:font-style="italic" officeooo:rsid="002c70ba" officeooo:paragraph-rsid="002c70ba" style:font-style-asian="italic" style:font-style-complex="italic"/>
    </style:style>
    <style:style style:name="P16" style:family="paragraph" style:parent-style-name="Standard">
      <style:text-properties fo:font-style="italic" officeooo:rsid="002ddf69" officeooo:paragraph-rsid="002ddf69" style:font-style-asian="italic" style:font-style-complex="italic"/>
    </style:style>
    <style:style style:name="P17" style:family="paragraph" style:parent-style-name="Standard">
      <style:text-properties fo:font-style="normal" officeooo:rsid="00306ecf" officeooo:paragraph-rsid="00306ecf" style:font-style-asian="normal" style:font-style-complex="normal"/>
    </style:style>
    <style:style style:name="P18" style:family="paragraph" style:parent-style-name="Standard">
      <style:text-properties fo:font-style="normal" officeooo:rsid="00326de8" officeooo:paragraph-rsid="00326de8" style:font-style-asian="normal" style:font-style-complex="normal"/>
    </style:style>
    <style:style style:name="P19" style:family="paragraph" style:parent-style-name="Standard">
      <style:text-properties fo:font-style="normal" officeooo:rsid="00339af6" officeooo:paragraph-rsid="00339af6" style:font-style-asian="normal" style:font-style-complex="normal"/>
    </style:style>
    <style:style style:name="T1" style:family="text">
      <style:text-properties officeooo:rsid="0016e871"/>
    </style:style>
    <style:style style:name="T2" style:family="text">
      <style:text-properties officeooo:rsid="001bb588"/>
    </style:style>
    <style:style style:name="T3" style:family="text">
      <style:text-properties officeooo:rsid="001e22b1"/>
    </style:style>
    <style:style style:name="T4" style:family="text">
      <style:text-properties officeooo:rsid="001a9aa4"/>
    </style:style>
    <style:style style:name="T5" style:family="text">
      <style:text-properties officeooo:rsid="00215f4f"/>
    </style:style>
    <style:style style:name="T6" style:family="text">
      <style:text-properties officeooo:rsid="0021b537"/>
    </style:style>
    <style:style style:name="T7" style:family="text">
      <style:text-properties officeooo:rsid="0023b741"/>
    </style:style>
    <style:style style:name="T8" style:family="text">
      <style:text-properties officeooo:rsid="0024a49f"/>
    </style:style>
    <style:style style:name="T9" style:family="text">
      <style:text-properties officeooo:rsid="00260c3d"/>
    </style:style>
    <style:style style:name="T10" style:family="text">
      <style:text-properties officeooo:rsid="00296f50"/>
    </style:style>
    <style:style style:name="T11" style:family="text">
      <style:text-properties officeooo:rsid="002b6a46"/>
    </style:style>
    <style:style style:name="T12" style:family="text">
      <style:text-properties officeooo:rsid="002c70ba"/>
    </style:style>
    <style:style style:name="T13" style:family="text">
      <style:text-properties officeooo:rsid="002ddf69"/>
    </style:style>
    <style:style style:name="T14" style:family="text">
      <style:text-properties officeooo:rsid="002eb7f4"/>
    </style:style>
    <style:style style:name="T15" style:family="text">
      <style:text-properties officeooo:rsid="00326de8"/>
    </style:style>
    <style:style style:name="T16" style:family="text">
      <style:text-properties officeooo:rsid="00339af6"/>
    </style:style>
    <style:style style:name="T17" style:family="text">
      <style:text-properties officeooo:rsid="003599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les of the Nexus Way – Session 3</text:p>
      <text:p text:style-name="P1"/>
      <text:p text:style-name="P1">We start back at the estate, having made our way back without much issue. <text:span text:style-name="T1">Arcos deciphers his message – a series of direction, starting from a city of Restov, in the far north, north of the stolen lands. As well as a message, about a black mirror. Yenik, now having the book to himself, familiarises himself with the book, before writing a letter to the dragon, Styromoxcies, who wants it. The night the letter is sent, a heavy knock is at the door, and everyone feels a slight lurch in their stomach. Styromoxcies has arrived, with a dozen heavily scale-armoured guards. </text:span></text:p>
      <text:p text:style-name="P1"/>
      <text:p text:style-name="P2">They exchange words, and Yenik hands over the book. Styromoxcies promises that at the next council of 21, the Vandomal family monopoly shall be reinstated. He is pleased with the outcome of this deal. Then he asks about Torque Vandomal’s wayward soul – but as of yet, there is no new information, however Yenik promises to keep him informed. Nyxsi then speaks up, ‘reminding’ Yenik about the fact that there is a page missing from the book – the page about the Grey Master. If looks could kill, Yenik would be dead. But after revealing that the Grey Master is the one who removed the page, Styromoxcies is much more understanding. Then, Styromoxcies, asks what Yenik will do about Nyxsi – she spoke out of turn, so how will she be punished? Yenik responds by saying that he will see what comes about – Styromoxcies looks favourably upon this, as patience is a virtue he extols. He grants Nyxsi one truth, which she then passes to Yenik, as she spoke out of turn. Aphra screams internally, as once again, there is a chance for answers, but this is not her time. </text:p>
      <text:p text:style-name="P1"/>
      <text:p text:style-name="P3">Yenik’s question asks if Styromoxcies know how, or who would know how, to repair a split soul coin. Styromoxcies response is probably not what we hoped for – a split soul coin cannot be restored as is – divine intervention is perhaps the only way to do so, <text:span text:style-name="T5">magic will not be able to</text:span>. He then says that one under the house Vandomal's roof is particularly familiar with the process of cutting. As Rip then approaches with a crude crayon drawing of Anceladormoxcies being presented a gift, but a question mark where the gift is. Styromoxcies interprets this as asking what the best gift to give to her is – an image appears on the drawing, a beautiful heart locket filled with a crimson liquid (both Aphra and Rip recognise this from their shared dream). Rip then offers a purple cats eye marble, which Styromoxcies then disappears into his hoard. </text:p>
      <text:p text:style-name="P3"/>
      <text:p text:style-name="P3">Yenik then nearly puts his foot in it, before realising, old powerful dragon, wants powerful unique book for his hoard. <text:span text:style-name="T2">He then departs, commenting on the fact that he had not expected to spend such a delightful evening. </text:span></text:p>
      <text:p text:style-name="P3"/>
      <text:p text:style-name="P5">We still have two days left of safety, as guaranteed by Ranshat. The next council meeting of 21 is also in two days time – <text:span text:style-name="T3">once we have the monopoly restored, funding for security to maintain safety will be much easier. </text:span></text:p>
      <text:p text:style-name="P5"/>
      <text:p text:style-name="P6">Aphra then comments on the drawing – she recognises the locket, and the person in it, from her different dreams. She finally gets an answer on who the woman is – <text:span text:style-name="T4">Anceladormoxcie</text:span>s, the White Dragon. Commenting on it, and how the woman called her daughter, before moving on to the locket, and explaining the dream Aphra and Rip shared. We get a hot chocolate (with mini marshmallows!), before heading to bed, with plans to head to the market tomorrow. Bellathonis makes a crude scarecrow of Torque Vandomal, taking his frustrations out on it. </text:p>
      <text:p text:style-name="P6"/>
      <text:p text:style-name="P7">Going to the market next morning, it is massive. <text:span text:style-name="T9">Nobody (Alerya) is with us, as we help her experience the outside world. </text:span>Stalls everywhere, dealers that appears only for a day before heading back to the home plane in the evening. A large crowd gathers by an impromptu stage, of two stalls pushed together – they appear to be waiting for something, or someone to appear. <text:span text:style-name="T6">Coming out onto the stage, we see a preacher – one aggrandising the Lady of the Sun, preaching about the fake sun </text:span><text:soft-page-break/><text:span text:style-name="T6">and how they cannot see true dawn, etc. (come to Jesus spiel) Many of those who kneel are slaves to the great houses. </text:span></text:p>
      <text:p text:style-name="P7"/>
      <text:p text:style-name="P8">Bellathonis decides to address the stray preacher – why are they here, how is our dawn so different? Are you only preaching to the vulnerable, the desperate, the deprived, as they are the only ones who believe you? The preacher responds by saying that the clockwork sun has no heart, and that the Lady of the Sun <text:span text:style-name="T7">(Sarenrae)</text:span> only lifts, never destroys. <text:span text:style-name="T7">Bellathonis responds by saying that they have no power – only those that control us have the power to change things. The preacher, then saying that the Dawn Flower has power, and if enough rise up, then there will be change. The preacher then goes to a kneeling woman with a slave marker – and removes it, with a snapping sound heard. It also looks like this has physically injured him. </text:span><text:span text:style-name="T8">Bellathonis injures himself on purpose – and then asks to be healed. The preacher refuses, as it is a self inflicted wound, and he is now demanding to be healed. </text:span></text:p>
      <text:p text:style-name="P8"/>
      <text:p text:style-name="P9">Rip then approaches with a drawing of an angel with fiery hair (Aphra is just constantly internally screaming at this point), surrounded by hearts. The preacher kneels, and then blesses Rip. Arcos approaches whilst the preacher is now anointing those surrounding him. Asking how the preacher intends to free those surrounding without much bloodshed, the preacher responds with that there will be sacrifice. But with a society unwilling to change, then it will be needed. <text:span text:style-name="T9">Arcos would rather die than sacrifice his freedom, and the preacher responds that that is the same of many here as well. We never get this guy’s name. </text:span></text:p>
      <text:p text:style-name="P9"/>
      <text:p text:style-name="P10">Then, visiting the Toy Emporium, it is three stories tall, and leans heavily to one side. When we step through the door, entering the emporium, the first face we see behind the counter is a clockwork automaton (Mr Toot Toot) that greets us with a ‘Welcome to the Emporium!’. Rip shows the automaton his artwork of the doll, but the automaton misunderstands, simply saying that it is a very nice drawing. He does offer to go and get ‘Mr Archibald’, to see if he has met him. A small bag of marbles is also given to Rip. </text:p>
      <text:p text:style-name="P10"/>
      <text:p text:style-name="P11">Aphra, whilst exploring the shop, finds the back counter, where there is also a repair station. She remembers being lifted up, and her nose pressing up against a glass counter. She remembers seeing a porcelain hand being repaired (hers?), before being picked up and pressed tightly against someone’s chest, so much that she can feel their heartbeat. She feels loved. Everyone else simply sees Aphra just stop and stare at the counter. Arcos goes over, and not detecting <text:span text:style-name="T10">anything magically, just nudges Aphra with his cane to knock her out of wherever she is. She shakes herself out of it, and does not share what she specifically saw, but that she simply may have remembered something, and it is to be dealt with later.</text:span></text:p>
      <text:p text:style-name="P11"/>
      <text:p text:style-name="P11"><text:span text:style-name="T10">Mr Archibald arrives. We ask him about the toy, the doll we saw in the dream. He says that he’s been making toys for 927 years – and remembers every single commission. Including, unfortunately, this one. He says he cannot comment on this – but he can send a letter to the family, and see if they want to continue communication with us on it. </text:span><text:span text:style-name="T11">The family is very private, and keep these affairs under the radar, as such.</text:span><text:span text:style-name="T10"> He leaves to send the letter immediately, saying ‘A toy woven with a heart, is a terrible thing to forget.’.</text:span></text:p>
      <text:p text:style-name="P11"/>
      <text:p text:style-name="P11"><text:span text:style-name="T10">Nobody chooses a toy – a fine musical merry-go-round, with intricately carved wooden horses. Nyxsi purchases a plushie snake, about 4ft long. </text:span><text:span text:style-name="T11">Rip purchases a night-light for Bellathonis, who questions why, before then simply accepting it. Rip assumed Bellathonis was not sleeping well, as they keep staying up late, making much noise. </text:span></text:p>
      <text:p text:style-name="P11"/>
      <text:p text:style-name="P12">Exiting the emporium, we make our way back through the market – the preacher is still there, and Aphra quickly goes over and introduces herself, asking for his name. His name is Am<text:span text:style-name="T12">e</text:span>natra. </text:p>
      <text:p text:style-name="P13"><text:soft-page-break/><text:span text:style-name="T11">When back at the estate, Nyxsi wishes to do some gardening, so we head to the gardens, and towards the gardening shed. She is looking for blue roses, and we come across the gardener – asking h</text:span><text:span text:style-name="T12">im</text:span><text:span text:style-name="T11"> about them </text:span><text:span text:style-name="T12">he</text:span><text:span text:style-name="T11">, appears to know nothing. </text:span><text:span text:style-name="T12">He</text:span><text:span text:style-name="T11"> seems to like mushrooms as well. </text:span><text:span text:style-name="T12">The shovel’s name is Steven. He seems delighted by the fact that Nyxsi is actually taking an interest in the garden. He says that the garden also keeps changing (Yenik sighs and pinches his nose). Nymrimdia is his name (You can call me Nym if you’d like). </text:span></text:p>
      <text:p text:style-name="P13"/>
      <text:p text:style-name="P14">We head off into the gardens, hunting for these elusive blue roses. Further and further into these palatial garden, we eventually end up at what looks like an overgrown playground. With a giant mech in the centre, also ruste<text:span text:style-name="T13">d, </text:span>broken a<text:span text:style-name="T13">nd grown over. Nyxsi and Rip both notice that the mound moves – Nyxsi freezes, before slowly moving up to it, and then an eye opens, before it stands up. There is a forest troll. </text:span></text:p>
      <text:p text:style-name="P15"/>
      <text:p text:style-name="P16">Init<text:span text:style-name="T14">iative. </text:span></text:p>
      <text:p text:style-name="P16"/>
      <text:p text:style-name="P17">We defeat the troll – Bellathonis has a rough time, but everyone is alive in the end. The troll falls unconscious, and then Aphra hears sobbing – there’s someone else here. <text:span text:style-name="T15">A pixie flies down, crying, saying that ‘Brutus’ was only trying to protect them, begging us not to kill him. After Yenik asks where are we, we’re in Magda’s realm – a divine realm. Nyxsi asks after the blue roses – apparently they’re in the Champion’s Garden. She asks Nyxsi if she’s the new champion, to which Nyxsi replies she might be. </text:span></text:p>
      <text:p text:style-name="P17"/>
      <text:p text:style-name="P18">The little pixie speaks a rhyme, saying about a three, a shadow, and how they might die with hearts wrapped in thorns. Then, from above, a faerie dragon descends. A large beast, with gossamer dragonfly like wings. Addressed as ‘My Lady Saylanthis’, she asks if Nyxsi is the new champion, and if she bears the champion’s mantle, if she’s looking for the sword. The path of Roses, to the Roseling Sword in the garden of Blue Roses. <text:span text:style-name="T16">The last champion, many, many, many, many years ago also had the same name, Nyxsi Moon. </text:span></text:p>
      <text:p text:style-name="P18"/>
      <text:p text:style-name="P18"><text:span text:style-name="T16">T</text:span>he three broken, lost, and strained, destiny glimpsed its ability to pertain. <text:span text:style-name="T16">A prophecy, similar to that which the pixie also gave just minutes before. She then asks who struck the killing blow, to which Aphra steps forward, and accept whatever is coming. Saylanthis asks if she spares Brutus, and Aphra does. In which case, his life is now hers to serve. She immediately asks if he can serve in the garden as he always has, and Aphra, looking to the Pixies, says yes. A noble act. Due to the kindness shown, she will now consider Yenik an ally, and he may consider her the same. </text:span></text:p>
      <text:p text:style-name="P18"/>
      <text:p text:style-name="P19">The trees then part, as we then go down the path, <text:span text:style-name="T17">heading towards Nyxsi’s destiny. If she achieves this, and becomes the Rose Champion, she will also be champion of House Vandomal. Yenik agrees, as does the rest of the party. </text:span></text:p>
      <text:p text:style-name="P13"/>
      <text:p text:style-name="P13"/>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Apple Symbol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05T21:58:02.026000000</meta:creation-date>
    <dc:date>2024-10-06T02:03:13.547000000</dc:date>
    <meta:editing-duration>PT51M42S</meta:editing-duration>
    <meta:editing-cycles>10</meta:editing-cycles>
    <meta:generator>LibreOffice/7.2.0.4$Windows_X86_64 LibreOffice_project/9a9c6381e3f7a62afc1329bd359cc48accb6435b</meta:generator>
    <meta:document-statistic meta:table-count="0" meta:image-count="0" meta:object-count="0" meta:page-count="3" meta:paragraph-count="22" meta:word-count="1883" meta:character-count="10700" meta:non-whitespace-character-count="8792"/>
  </office:meta>
</office:document-meta>
</file>